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Liberation Serif" svg:font-family="'Liberation Serif'" style:font-family-generic="roman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Standard">
      <style:paragraph-properties fo:text-align="justify" style:justify-single-word="false"/>
      <style:text-properties style:font-name-asian="Liberation Serif" style:font-name-complex="Liberation Serif"/>
    </style:style>
    <style:style style:name="P6" style:family="paragraph" style:parent-style-name="Standard" style:master-page-name="MP0">
      <style:paragraph-properties fo:text-align="justify" style:justify-single-word="false" style:page-number="auto" fo:break-before="pag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 style:list-style-name="L3">
      <style:paragraph-properties fo:text-align="justify" style:justify-single-word="false"/>
      <style:text-properties officeooo:paragraph-rsid="0022ec10"/>
    </style:style>
    <style:style style:name="P10" style:family="paragraph" style:parent-style-name="Standard">
      <style:paragraph-properties fo:text-align="justify" style:justify-single-word="false"/>
      <style:text-properties style:font-name-asian="Liberation Serif" style:font-name-complex="Liberation Serif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-asian="Liberation Serif" style:font-name-complex="Liberation Serif"/>
    </style:style>
    <style:style style:name="T1" style:family="text">
      <style:text-properties style:font-name-asian="Liberation Serif" style:font-name-complex="Liberation Serif"/>
    </style:style>
    <style:style style:name="T2" style:family="text">
      <style:text-properties officeooo:rsid="001bfd10" style:font-name-asian="Liberation Serif" style:font-name-complex="Liberation Serif"/>
    </style:style>
    <style:style style:name="T3" style:family="text">
      <style:text-properties officeooo:rsid="001dd133" style:font-name-asian="Liberation Serif" style:font-name-complex="Liberation Serif"/>
    </style:style>
    <style:style style:name="T4" style:family="text">
      <style:text-properties officeooo:rsid="001ea53e" style:font-name-asian="Liberation Serif" style:font-name-complex="Liberation Seri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Liberation Serif" style:font-weight-asian="bold" style:font-name-complex="Liberation Serif" style:font-weight-complex="bold"/>
    </style:style>
    <style:style style:name="T7" style:family="text">
      <style:text-properties officeooo:rsid="001871a0"/>
    </style:style>
    <style:style style:name="T8" style:family="text">
      <style:text-properties officeooo:rsid="00199c7a"/>
    </style:style>
    <style:style style:name="T9" style:family="text">
      <style:text-properties fo:font-weight="normal" officeooo:rsid="001a780e" style:font-weight-asian="normal" style:font-weight-complex="normal"/>
    </style:style>
    <style:style style:name="T10" style:family="text">
      <style:text-properties fo:font-weight="normal" officeooo:rsid="0022ec10" style:font-weight-asian="normal" style:font-weight-complex="normal"/>
    </style:style>
    <style:style style:name="T11" style:family="text">
      <style:text-properties officeooo:rsid="001dd133"/>
    </style:style>
    <style:style style:name="T12" style:family="text">
      <style:text-properties officeooo:rsid="001ea53e"/>
    </style:style>
    <style:style style:name="T13" style:family="text">
      <style:text-properties officeooo:rsid="0022ec10"/>
    </style:style>
    <style:style style:name="T14" style:family="text">
      <style:text-properties officeooo:rsid="0022f1f7"/>
    </style:style>
    <style:style style:name="T15" style:family="text">
      <style:text-properties officeooo:rsid="0024cc9b"/>
    </style:style>
    <style:style style:name="T16" style:family="text">
      <style:text-properties officeooo:rsid="0025c2f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LAS:</text:p>
      <text:p text:style-name="P1"/>
      <text:p text:style-name="P2">- Cada tela <text:span text:style-name="T8">representa </text:span>um <text:span text:style-name="T8">Controller</text:span>.</text:p>
      <text:p text:style-name="P3"/>
      <text:p text:style-name="P3">1. Index</text:p>
      <text:p text:style-name="P3">2. Homepage</text:p>
      <text:p text:style-name="P3">3. Tela de Cadastro</text:p>
      <text:p text:style-name="P3">4. Tela de Recuperação de Senha</text:p>
      <text:p text:style-name="P3">5. Tela de Criação de Bolão</text:p>
      <text:p text:style-name="P3">6. Tela de Cadastro de Jogo</text:p>
      <text:p text:style-name="P3">7. Tela de Exibição de Bolão</text:p>
      <text:p text:style-name="P3"/>
      <text:p text:style-name="P3"><text:bookmark-start text:name="__DdeLink__1_888084137"/><text:span text:style-name="Fonte_20_parág._20_padrão"><text:span text:style-name="T1">→</text:span></text:span><text:bookmark-end text:name="__DdeLink__1_888084137"/> <text:span text:style-name="Fonte_20_parág._20_padrão"><text:span text:style-name="T5">Index (tela de login)</text:span></text:span></text:p>
      <text:p text:style-name="P3"><text:tab/>+ login();</text:p>
      <text:p text:style-name="P3"><text:tab/><text:tab/>~chama efetuarLogin(cpf, senha) (classe Usuario) e, caso login seja efetuado, chama Homepage</text:p>
      <text:p text:style-name="P3"/>
      <text:p text:style-name="P3"><text:span text:style-name="Fonte_20_parág._20_padrão"><text:span text:style-name="T1">→</text:span></text:span> <text:span text:style-name="Fonte_20_parág._20_padrão"><text:span text:style-name="T5">Homepage</text:span></text:span></text:p>
      <text:list xml:id="list5168218145920668416" text:style-name="L3">
        <text:list-item>
          <text:p text:style-name="P9"><text:span text:style-name="Fonte_20_parág._20_padrão"><text:span text:style-name="T10">Se o usuário for um apostador, estão disponíveis os botões para exibir Meus Bolões e para Criar Bolão. Ao selecionar um bolão que participa, em Meus Bolões, é possível visualizar as informações apertando no botão “Exibir Bolão”. </text:span></text:span></text:p>
        </text:list-item>
        <text:list-item>
          <text:p text:style-name="P9"><text:span text:style-name="Fonte_20_parág._20_padrão"><text:span text:style-name="T10">Se o usuário for um administrador, estão disponíveis os botões para exibir Apostadores e Bolões, juntamente com os botões para exclui-los. </text:span></text:span></text:p>
        </text:list-item>
      </text:list>
      <text:p text:style-name="P3"><text:span text:style-name="Fonte_20_parág._20_padrão"><text:span text:style-name="T5"><text:tab/></text:span></text:span><text:span text:style-name="Fonte_20_parág._20_padrão"><text:span text:style-name="T9">+exibirNavBar();</text:span></text:span></text:p>
      <text:p text:style-name="P3"><text:span text:style-name="Fonte_20_parág._20_padrão"><text:span text:style-name="T9"><text:tab/><text:tab/>~exibe a navbar do sistema</text:span></text:span></text:p>
      <text:p text:style-name="P3"><text:tab/>+ <text:span text:style-name="T7">exibirNotificacoes</text:span>();</text:p>
      <text:p text:style-name="P3"><text:tab/><text:tab/>~preenche o modal das notificações com a lista de notificações</text:p>
      <text:p text:style-name="P3"><text:tab/>+ aceitarNotificacao();</text:p>
      <text:p text:style-name="P3"><text:tab/><text:tab/>~se for uma solicitação, chama responderSolicitacao(true, solicitacao) (classe Apostador).</text:p>
      <text:p text:style-name="P3"><text:tab/><text:tab/>~se for um convite, chama responderConvite(true, convite) (classe Apostador).</text:p>
      <text:p text:style-name="P3"><text:tab/>+ recusarNotificacao();</text:p>
      <text:p text:style-name="P3"><text:tab/><text:tab/>~se for uma solicitacao, chama responderSolicitacao(false, solicitacao) (classe Apostador).</text:p>
      <text:p text:style-name="P3"><text:tab/><text:tab/>~se for um convite, chama responderConvite(false, convite) (classe Apostador).</text:p>
      <text:p text:style-name="P3"><text:tab/>+ exibirBoloes();</text:p>
      <text:p text:style-name="P3"><text:tab/><text:tab/>~Homepage exibe lista com os últimos bolões <text:span text:style-name="T13">que o usuário não participa</text:span>, com um botão <text:s/>para solicitar participar do bolão, <text:span text:style-name="T15">caso seja um apostador, ou todos os bolões do sistema se for um administrador</text:span></text:p>
      <text:p text:style-name="P3"><text:tab/><text:span text:style-name="T14">+ exibirMeusBoloes();</text:span></text:p>
      <text:p text:style-name="P3"><text:tab/><text:tab/>~<text:span text:style-name="T14">caso seja selecionado o botão “Meus Bolões”, Homepage lista os bolões que o usuário tem acesso</text:span></text:p>
      <text:p text:style-name="P3"><text:tab/><text:span text:style-name="T16">+ exibirApostadores();</text:span></text:p>
      <text:p text:style-name="P3"><text:tab/><text:tab/>~<text:span text:style-name="T16">Homepage exibe lista com os usuários comuns do sistema</text:span></text:p>
      <text:p text:style-name="P3"><text:tab/>+ solicitarParticiparBolao();</text:p>
      <text:p text:style-name="P3"><text:tab/><text:tab/>~chama solicitarParticiparBolao(bolao) (classe Apostador)</text:p>
      <text:p text:style-name="P3"><text:tab/>+ visualizarBolao();</text:p>
      <text:p text:style-name="P3"><text:tab/><text:tab/>~exporta o bolão para a Tela de Exibição do Bolão</text:p>
      <text:p text:style-name="P3"><text:tab/>+ visualizarApostas();</text:p>
      <text:p text:style-name="P3"><text:tab/><text:tab/>~exporta o usuário que quer visualizar apostas para a Tela de Histórico de Apostas</text:p>
      <text:p text:style-name="P4"/>
      <text:p text:style-name="P3"><text:span text:style-name="Fonte_20_parág._20_padrão"><text:span text:style-name="T1">→</text:span></text:span> <text:span text:style-name="Fonte_20_parág._20_padrão"><text:span text:style-name="T5">Tela de Cadastro</text:span></text:span></text:p>
      <text:p text:style-name="P3"><text:soft-page-break/><text:tab/>+ criaConta();</text:p>
      <text:p text:style-name="P3"><text:tab/><text:tab/>~chama criarConta(cpf, nome, senha, respostaSeguranca) (classe Usuario) e leva para a Homepage</text:p>
      <text:p text:style-name="P3"/>
      <text:p text:style-name="P3"><text:span text:style-name="Fonte_20_parág._20_padrão"><text:span text:style-name="T1">→</text:span></text:span> <text:span text:style-name="Fonte_20_parág._20_padrão"><text:span text:style-name="T5">Tela de Recuperação de Senha</text:span></text:span></text:p>
      <text:p text:style-name="P3"><text:tab/>+ recuperaSenha();</text:p>
      <text:p text:style-name="P3"><text:tab/><text:tab/>~chama recuperarSenha(resposta) (classe usuario) e, se a resposta estiver certa, retorna a senha da pessoa. Se estiver errado, atualiza a página e dá mensagem dizendo que está errada</text:p>
      <text:p text:style-name="P3"/>
      <text:p text:style-name="P3"><text:span text:style-name="Fonte_20_parág._20_padrão"><text:span text:style-name="T1">→</text:span></text:span> <text:span text:style-name="Fonte_20_parág._20_padrão"><text:span text:style-name="T5">Tela de Criação de Bolão</text:span></text:span></text:p>
      <text:p text:style-name="P3"><text:tab/>+ confirmarCriacaoBolao();</text:p>
      <text:p text:style-name="P3"><text:tab/><text:tab/>~chama criarBolao(nome, campeonato, esporte) (classe apostador).</text:p>
      <text:p text:style-name="P3"><text:tab/><text:tab/>~ao confirmar a criação do bolao, tela exibe um popup (olhar modal do bootstrap) perguntando se o usuário deseja cadastrar um jogo no bolão criado</text:p>
      <text:p text:style-name="P3"/>
      <text:p text:style-name="P3"><text:span text:style-name="Fonte_20_parág._20_padrão"><text:span text:style-name="T1">→</text:span></text:span> <text:span text:style-name="Fonte_20_parág._20_padrão"><text:span text:style-name="T5">Tela de Cadastro de Jogo</text:span></text:span></text:p>
      <text:p text:style-name="P3"><text:tab/>+ confirmarCriacaoJogo();</text:p>
      <text:p text:style-name="P3"><text:tab/><text:tab/>~chama cadastrarJogo(<text:bookmark-start text:name="__DdeLink__4_888084137"/>idbolao, idJogo, data, dataLimite, time1, time2, resultado, aposta<text:bookmark-end text:name="__DdeLink__4_888084137"/>) (classe apostador)</text:p>
      <text:p text:style-name="P3"><text:tab/><text:tab/>~ao confirmar<text:tab/>o cadastro do jogo, tela exibe um popup perguntando se o usuário deseja cadastrar mais um jogo<text:bookmark-start text:name="__DdeLink__333_1961418577"/></text:p>
      <text:p text:style-name="P3"><text:s/></text:p>
      <text:p text:style-name="P3"><text:span text:style-name="Fonte_20_parág._20_padrão"><text:span text:style-name="T1">→</text:span></text:span><text:bookmark-end text:name="__DdeLink__333_1961418577"/><text:span text:style-name="Fonte_20_parág._20_padrão"><text:span text:style-name="T1"> </text:span></text:span><text:span text:style-name="Fonte_20_parág._20_padrão"><text:span text:style-name="T6">Tela de Exibição do Bolão</text:span></text:span></text:p>
      <text:list xml:id="list2710980119549169993" text:style-name="L1">
        <text:list-item>
          <text:p text:style-name="P8"><text:span text:style-name="Fonte_20_parág._20_padrão"><text:span text:style-name="T1">Tela exibindo informações do bolão (nome, campeonato e esporte), lista de apostadores participando do bolão e lista de jogos. </text:span></text:span></text:p>
        </text:list-item>
        <text:list-item>
          <text:p text:style-name="P8"><text:span text:style-name="Fonte_20_parág._20_padrão"><text:span text:style-name="T1">Se o apostador não for o administrador do bolão, será exibido </text:span></text:span><text:span text:style-name="Fonte_20_parág._20_padrão"><text:span text:style-name="T2">o resultado de cada jogo primeiramente. Ao clicar no botão Aposta, são exibidos os </text:span></text:span><text:span text:style-name="Fonte_20_parág._20_padrão"><text:span text:style-name="T1">placar</text:span></text:span><text:span text:style-name="Fonte_20_parág._20_padrão"><text:span text:style-name="T2">es</text:span></text:span><text:span text:style-name="Fonte_20_parág._20_padrão"><text:span text:style-name="T1"> apostado</text:span></text:span><text:span text:style-name="Fonte_20_parág._20_padrão"><text:span text:style-name="T2">s para cada um dos jogos</text:span></text:span><text:span text:style-name="Fonte_20_parág._20_padrão"><text:span text:style-name="T1"> (com o botão de editar aposta, </text:span></text:span><text:span text:style-name="Fonte_20_parág._20_padrão"><text:span text:style-name="T2">se for editável</text:span></text:span><text:span text:style-name="Fonte_20_parág._20_padrão"><text:span text:style-name="T1">), ou um botão para criar uma aposta no jogo, </text:span></text:span><text:span text:style-name="Fonte_20_parág._20_padrão"><text:span text:style-name="T2">se não tiver uma aposta cadastrada daquele usuário para aquele jogo</text:span></text:span><text:span text:style-name="Fonte_20_parág._20_padrão"><text:span text:style-name="T1">. </text:span></text:span><text:span text:style-name="Fonte_20_parág._20_padrão"><text:span text:style-name="T3">O botão agora passa a ser “Resultados”, que, quando clicado, mostra os resultados de cada um dos jogos.</text:span></text:span></text:p>
        </text:list-item>
        <text:list-item>
          <text:p text:style-name="P11">Para o administrador do bolão, o botão “<text:span text:style-name="T11">Aposta” </text:span>(porque ele não aposta). Estarão visíveis os botões <text:span text:style-name="T11">de</text:span> cadastrar jogo, cadastrar resultado (ao lado de cada jogo), convidar apostadores e excluir apostadores.</text:p>
        </text:list-item>
      </text:list>
      <text:p text:style-name="P3"><text:span text:style-name="Fonte_20_parág._20_padrão"><text:span text:style-name="T1"><text:tab/>+ confirmarAposta();</text:span></text:span></text:p>
      <text:p text:style-name="P5"><text:tab/><text:tab/>~chama criarAposta(placar, idJogo) (classe apostador)</text:p>
      <text:p text:style-name="P5"><text:tab/>+ confirmarEdicaoAposta();</text:p>
      <text:p text:style-name="P5"><text:tab/><text:tab/>~chama editarAposta(aposta) (classe apostador)</text:p>
      <text:p text:style-name="P5"><text:tab/>+ confirmarExclusao();</text:p>
      <text:p text:style-name="P5"><text:tab/><text:tab/>~chama excluirApostadorBolao(idBolao, cpfApostador) (classe apostador)</text:p>
      <text:p text:style-name="P5"><text:tab/>+ enviarConvite();</text:p>
      <text:p text:style-name="P5"><text:tab/><text:tab/>~chama convidarApostadores(apostadores[], bolao) (classe apostador)</text:p>
      <text:p text:style-name="P5"><text:tab/>+ confirmarResultado();</text:p>
      <text:p text:style-name="P5"><text:tab/><text:tab/>~chama cadastrarResultados(placar, jogo, bolao) (classe apostador)</text:p>
      <text:p text:style-name="P5"><text:tab/>+ exibirInfosBolao(idBolao)</text:p>
      <text:p text:style-name="P5"><text:tab/><text:tab/>~lista informações do bolão </text:p>
      <text:p text:style-name="P5"><text:tab/><text:span text:style-name="T12">+ exibirJogosBolao</text:span></text:p>
      <text:p text:style-name="P5"><text:tab/><text:tab/>~<text:span text:style-name="T12">lista jogos do bolão</text:span></text:p>
      <text:p text:style-name="P5"><text:tab/><text:span text:style-name="T12">+ exibirApostadoresBolao</text:span></text:p>
      <text:p text:style-name="P3"><text:span text:style-name="T1"><text:tab/><text:tab/>~</text:span><text:span text:style-name="T4">lista apostadores do bol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Liberation Serif" svg:font-family="'Liberation Serif'" style:font-family-generic="roman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creation-date>2018-11-29T15:59:00Z</meta:creation-date>
    <dc:date>2018-12-20T18:39:59.487980688</dc:date>
    <meta:editing-cycles>38</meta:editing-cycles>
    <meta:editing-duration>PT7H50M30S</meta:editing-duration>
    <meta:document-statistic meta:table-count="0" meta:image-count="0" meta:object-count="0" meta:page-count="2" meta:paragraph-count="72" meta:word-count="599" meta:character-count="4208" meta:non-whitespace-character-count="3602"/>
    <meta:template xlink:type="simple" xlink:actuate="onRequest" xlink:title="" xlink:href="Normal"/>
  </office:meta>
</office:document-meta>
</file>